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3pt" fo:language="en" fo:country="GB" officeooo:rsid="000dab8e" officeooo:paragraph-rsid="000e6afb" style:font-size-asian="13pt" style:font-size-complex="13pt"/>
    </style:style>
    <style:style style:name="P2" style:family="paragraph" style:parent-style-name="Preformatted_20_Text">
      <style:paragraph-properties fo:text-align="justify" style:justify-single-word="false"/>
      <style:text-properties fo:font-size="13pt" fo:language="en" fo:country="GB" officeooo:rsid="000dab8e" officeooo:paragraph-rsid="000dab8e" style:font-size-asian="13pt" style:font-size-complex="13pt"/>
    </style:style>
    <style:style style:name="P3" style:family="paragraph" style:parent-style-name="Preformatted_20_Text">
      <style:paragraph-properties fo:text-align="justify" style:justify-single-word="false"/>
      <style:text-properties fo:font-size="13pt" fo:language="en" fo:country="GB" officeooo:rsid="000f0985" officeooo:paragraph-rsid="000f0985" style:font-size-asian="13pt" style:font-size-complex="13pt"/>
    </style:style>
    <style:style style:name="P4" style:family="paragraph" style:parent-style-name="Preformatted_20_Text">
      <style:paragraph-properties fo:text-align="justify" style:justify-single-word="false"/>
      <style:text-properties fo:font-size="13pt" fo:language="en" fo:country="GB" officeooo:rsid="000fc56f" officeooo:paragraph-rsid="000fc56f" style:font-size-asian="13pt" style:font-size-complex="13pt"/>
    </style:style>
    <style:style style:name="T1" style:family="text">
      <style:text-properties style:text-position="super 58%"/>
    </style:style>
    <style:style style:name="T2" style:family="text">
      <style:text-properties officeooo:rsid="000e6afb"/>
    </style:style>
    <style:style style:name="T3" style:family="text">
      <style:text-properties officeooo:rsid="0007a369"/>
    </style:style>
    <style:style style:name="T4" style:family="text">
      <style:text-properties officeooo:rsid="000fc5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day the 26<text:span text:style-name="T1">th</text:span> of October, there was no new lecture for today <text:span text:style-name="T2">by Dr Herbert Daley on </text:span><text:span text:style-name="T3">4C1018 </text:span><text:span text:style-name="T2">module</text:span>. Today there was a recap lecture for students to whom just joined the university or have missed for some reason the past four weeks of university. Therefore I have taken this opportunity to read more on about Java. I am finding a bit complicating to get my head around the programming language (Java) and therefore any extra times that I have this days, I am spending to read and code in Java. </text:p>
      <text:p text:style-name="P2"/>
      <text:p text:style-name="P3">On Tuesday Dr Jeffrey went through the part one of the workshop. The exercise was on Python list. During this workshop he explained how to create list I Python and how to add, delete and replace items in the list. He also covered a brief description <text:span text:style-name="T4">of tuple data structure in Python. Which is an immutable data structure in, which can not be changed after creation.</text:span></text:p>
      <text:p text:style-name="P4">Not happy with what is happening with this module. Workshop is happening on Tuesday and the actual lecture to be delivered on Thursday. I like to learn the theoretical concepts first before getting my hands dirty with the exercises, and to ask students to do some tasks before covering the concept is a big ask in my opinion. </text:p>
      <text:p text:style-name="P4">Worked on workshop_5 for the rest of the day and got it done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0-27T13:48:33.975293960</dc:date>
    <meta:editing-duration>PT13M32S</meta:editing-duration>
    <meta:editing-cycles>2</meta:editing-cycles>
    <meta:generator>LibreOffice/7.0.2.2$MacOSX_X86_64 LibreOffice_project/8349ace3c3162073abd90d81fd06dcfb6b36b994</meta:generator>
    <meta:document-statistic meta:table-count="0" meta:image-count="0" meta:object-count="0" meta:page-count="1" meta:paragraph-count="4" meta:word-count="228" meta:character-count="1247" meta:non-whitespace-character-count="1021"/>
  </office:meta>
</office:document-meta>
</file>